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Normal_20__28_Web_29_">
      <style:paragraph-properties style:line-height-at-least="0.1874in" fo:background-color="#ffffff">
        <style:background-image/>
      </style:paragraph-properties>
      <style:text-properties officeooo:paragraph-rsid="00164755"/>
    </style:style>
    <style:style style:name="P3" style:family="paragraph" style:parent-style-name="Standard" style:master-page-name="Standard">
      <style:paragraph-properties style:page-number="auto"/>
      <style:text-properties fo:font-size="11pt" style:font-size-asian="11pt" style:font-size-complex="11pt"/>
    </style:style>
    <style:style style:name="P4" style:family="paragraph" style:parent-style-name="Standard">
      <style:text-properties fo:font-size="11pt" officeooo:paragraph-rsid="00165db7" style:font-size-asian="11pt" style:font-size-complex="11pt"/>
    </style:style>
    <style:style style:name="P5" style:family="paragraph" style:parent-style-name="Standard">
      <style:text-properties officeooo:paragraph-rsid="00165db7"/>
    </style:style>
    <style:style style:name="T1" style:family="text">
      <style:text-properties fo:font-size="11pt" style:font-size-asian="11pt" style:font-size-complex="11pt"/>
    </style:style>
    <style:style style:name="T2" style:family="text">
      <style:text-properties fo:font-size="11pt" officeooo:rsid="00122824" style:font-size-asian="11pt" style:font-size-complex="11pt"/>
    </style:style>
    <style:style style:name="T3" style:family="text">
      <style:text-properties fo:font-size="11pt" officeooo:rsid="0013db9e" style:font-size-asian="11pt" style:font-size-complex="11pt"/>
    </style:style>
    <style:style style:name="T4" style:family="text">
      <style:text-properties fo:font-size="11pt" officeooo:rsid="00157f45" style:font-size-asian="11pt" style:font-size-complex="11pt"/>
    </style:style>
    <style:style style:name="T5" style:family="text">
      <style:text-properties fo:font-size="11pt" officeooo:rsid="00164755" style:font-size-asian="11pt"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tyle="italic" style:font-style-asian="italic"/>
    </style:style>
    <style:style style:name="T8" style:family="text">
      <style:text-properties officeooo:rsid="00165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eve Atkins, Ph.D.</text:p>
      <text:p text:style-name="P1">910 Francesca Court</text:p>
      <text:p text:style-name="P1">Punta Gorda, Fl 33950</text:p>
      <text:p text:style-name="P1">(336)710-9122</text:p>
      <text:p text:style-name="P1"/>
      <text:p text:style-name="Standard"><text:span text:style-name="T5">November 15</text:span><text:span text:style-name="T1">, 201</text:span><text:span text:style-name="T3">3</text:span></text:p>
      <text:p text:style-name="P1"/>
      <text:p text:style-name="Standard"><text:span text:style-name="T3">Se</text:span><text:span text:style-name="T5">ar</text:span><text:span text:style-name="T3">ch Committee </text:span><text:span text:style-name="T5">Western Governors University:</text:span><text:span text:style-name="T4"> </text:span><text:span text:style-name="T5">Evaluator, Research in Education, Curriculum and Instruction</text:span></text:p>
      <text:p text:style-name="P1"/>
      <text:p text:style-name="P2"><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5">Evaluator, Research in Education, Curriculum and Instruction.</text:span><text:span text:style-name="T1"> Moreover, I am very familiar with </text:span><text:span text:style-name="T5">WGU</text:span><text:span text:style-name="T2"> </text:span><text:span text:style-name="T1">’s reputation as an institution committed to learning. Throughout my tenure in college administration </text:span><text:span text:style-name="T2">and teaching</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colleges </text:span><text:span text:style-name="T5">and universities </text:span><text:span text:style-name="T1">are facing and welcome the chance to meet with the search committee to discuss my candidacy. </text:span><text:span text:style-name="T5">Please note that I have taught several online and blended courses and have an in-depth understanding of distance learning pedagogies and related techology. </text:span></text:p>
      <text:p text:style-name="P4">My expertise includes a <text:span text:style-name="T8">rich</text:span> understanding of <text:span text:style-name="T8">post-secondary education</text:span> as well as effective instructional, student support, faculty evaluation, and program development models. My responsibilities as District Vice-President for Academic and Student Affairs at Edison State College include<text:span text:style-name="T8">d</text:span> supervision of Curriculum Instruction, Continuing Education, Distance Education, College Library, Institutional Research and Assessment, Academic Support Centers, Enrollment Management, and Student Services. </text:p>
      <text:p text:style-name="P4"/>
      <text:p text:style-name="P5"><text:span text:style-name="T1">During my tenures at Surry Community College (NC) and Edison State College, I developed a reputation for innovation. In particular, I led the development of an innovative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as featured in the </text:span><text:span text:style-name="T6">New York Times</text:span><text:span text:style-name="T1">, the </text:span><text:span text:style-name="T6">London Financial Times</text:span><text:span text:style-name="T1">, and on </text:span><text:span text:style-name="T6">National Public Radio</text:span><text:span text:style-name="T1">. Currently, I have been instrumental in developing new associate and baccalaureate programs at Edison State College, and I have implemented new systems for ensuring that Edison graduates meet accountability and effectiveness standards for student learning. <text:s text:c="2"/></text:span></text:p>
      <text:p text:style-name="P4"><text:span text:style-name="T8">In addition, </text:span>at Surry Community College, I spearheaded a nationally recognized Learning Initiative and Quality Enhancement Plan. Specific activities include initiation of a professional development model in critical thinking, implementation of an institutional <text:span text:style-name="T8">electronic </text:span>portfolio model for assessing learning outcomes, development of the college’s faculty evaluation model to accommodate a learning-centered perspective, and implementation of a First-Year Experience Program.</text:p>
      <text:p text:style-name="P4"/>
      <text:p text:style-name="P5"><text:span text:style-name="T1">These activities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7">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text:soft-page-break/>generate their own solutions to problems. In addition to this publication, the college was featured in the SACS Accreditation Toolkit as an example of how colleges are using the <text:span text:style-name="T7">Community College of Survey of Student Engagement</text:span> (<text:span text:style-name="T7">CCSSE</text:span>) data to promote student learning throughout the accreditation review process. The Toolkit is featured on the <text:span text:style-name="T7">CCSSE</text:span> Website.</text:p>
      <text:p text:style-name="P4"/>
      <text:p text:style-name="P5"><text:span text:style-name="T1">In 2003, at Dr. Terry O’Banion’s request, I co-authored an article published in the League for Innovation in the Community College’s </text:span><text:span text:style-name="T6">Learning Abstracts</text:span><text:span text:style-name="T1"> to tell the Surry Community College story. For the last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Also, at the request of the Southern Association for Colleges and Schools, I presented the college’s Quality Enhancement Plan at the annual conference in Nashville, TN; and the North Carolina Community College President’s Association. </text:span></text:p>
      <text:p text:style-name="P4"/>
      <text:p text:style-name="P4">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nd Alabama, I served as lead QEP evaluator as part of the SACS accreditation process. Also, I have served on a special SACS investigative team to review accreditation issues at a large multi-campus and online university. </text:p>
      <text:p text:style-name="P4"/>
      <text:p text:style-name="P4">Enclosed is my resume for your review. I would like to be considered for the position and look forward to beginning discussions soon.</text:p>
      <text:p text:style-name="P4"/>
      <text:p text:style-name="P4">Sincerely,</text:p>
      <text:p text:style-name="P4"/>
      <text:p text:style-name="P4"/>
      <text:p text:style-name="P4"/>
      <text:p text:style-name="P4">George S. Atkins, Ph.D.</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name-asian="Tahoma1"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8-01T11:05:00</meta:creation-date>
    <dc:date>2013-11-15T12:40:45.199000000</dc:date>
    <meta:print-date>2011-04-20T10:25:00</meta:print-date>
    <meta:editing-cycles>2</meta:editing-cycles>
    <meta:editing-duration>PT1M</meta:editing-duration>
    <meta:generator>LibreOffice/4.1.1.2$Windows_x86 LibreOffice_project/7e4286b58adc75a14f6d83f53a03b6c11fa2903</meta:generator>
    <meta:document-statistic meta:table-count="0" meta:image-count="0" meta:object-count="0" meta:page-count="2" meta:paragraph-count="16" meta:word-count="847" meta:character-count="5870" meta:non-whitespace-character-count="5032"/>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